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804" officeooo:paragraph-rsid="00005804"/>
    </style:style>
    <style:style style:name="P2" style:family="paragraph" style:parent-style-name="Standard">
      <style:text-properties style:font-name="Arial" officeooo:rsid="00005804" officeooo:paragraph-rsid="0001fd4c"/>
    </style:style>
    <style:style style:name="P3" style:family="paragraph" style:parent-style-name="Standard">
      <style:text-properties style:font-name="Arial" officeooo:rsid="00005804" officeooo:paragraph-rsid="0007a07a"/>
    </style:style>
    <style:style style:name="P4" style:family="paragraph" style:parent-style-name="Standard">
      <style:text-properties style:font-name="Arial" officeooo:rsid="0001fd4c" officeooo:paragraph-rsid="0001fd4c"/>
    </style:style>
    <style:style style:name="P5" style:family="paragraph" style:parent-style-name="Standard">
      <style:text-properties style:font-name="Arial" officeooo:rsid="0001fd4c" officeooo:paragraph-rsid="001ff65f"/>
    </style:style>
    <style:style style:name="P6" style:family="paragraph" style:parent-style-name="Standard">
      <style:text-properties style:font-name="Arial" officeooo:rsid="0000714a" officeooo:paragraph-rsid="0000714a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7f099" officeooo:paragraph-rsid="0017f099"/>
    </style:style>
    <style:style style:name="P8" style:family="paragraph" style:parent-style-name="Standard">
      <style:text-properties style:font-name="Arial" officeooo:rsid="00116870" officeooo:paragraph-rsid="001ff65f"/>
    </style:style>
    <style:style style:name="P9" style:family="paragraph" style:parent-style-name="Standard">
      <style:text-properties style:font-name="Arial" fo:font-style="italic" officeooo:rsid="0001fd4c" officeooo:paragraph-rsid="001ff65f" style:font-style-asian="italic" style:font-style-complex="italic"/>
    </style:style>
    <style:style style:name="P10" style:family="paragraph" style:parent-style-name="Standard">
      <style:text-properties style:font-name="Arial" officeooo:rsid="0022e503" officeooo:paragraph-rsid="0022e503"/>
    </style:style>
    <style:style style:name="P11" style:family="paragraph" style:parent-style-name="Standard">
      <style:text-properties style:font-name="Arial" officeooo:rsid="002373cc" officeooo:paragraph-rsid="002373cc"/>
    </style:style>
    <style:style style:name="P12" style:family="paragraph" style:parent-style-name="Standard">
      <style:text-properties style:font-name="Arial" officeooo:rsid="0025f6a9" officeooo:paragraph-rsid="0025f6a9"/>
    </style:style>
    <style:style style:name="P13" style:family="paragraph" style:parent-style-name="Standard">
      <style:text-properties style:font-name="Arial" fo:font-weight="bold" officeooo:rsid="0022e503" officeooo:paragraph-rsid="0022e503" style:font-weight-asian="bold" style:font-weight-complex="bold"/>
    </style:style>
    <style:style style:name="P14" style:family="paragraph" style:parent-style-name="Standard">
      <style:text-properties style:font-name="Arial" fo:font-weight="bold" officeooo:rsid="00116870" officeooo:paragraph-rsid="001ff65f" style:font-weight-asian="bold" style:font-weight-complex="bold"/>
    </style:style>
    <style:style style:name="P15" style:family="paragraph" style:parent-style-name="Standard">
      <style:text-properties style:font-name="Arial" fo:font-weight="bold" officeooo:rsid="0028bfe9" officeooo:paragraph-rsid="0028bfe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28bfe9" officeooo:paragraph-rsid="0028bfe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8bfe9" officeooo:paragraph-rsid="0028bfe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7f099" officeooo:paragraph-rsid="0017f099" style:font-weight-asian="normal" style:font-weight-complex="normal"/>
    </style:style>
    <style:style style:name="P19" style:family="paragraph" style:parent-style-name="Standard">
      <style:text-properties style:font-name="Arial" fo:font-style="normal" fo:font-weight="bold" officeooo:rsid="0028bfe9" officeooo:paragraph-rsid="0028bfe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break-before="page"/>
      <style:text-properties style:font-name="Arial" officeooo:rsid="000979fe" officeooo:paragraph-rsid="000979fe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Arial" officeooo:rsid="0025f6a9" officeooo:paragraph-rsid="0025f6a9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Arial" officeooo:rsid="002730df" officeooo:paragraph-rsid="002730df"/>
    </style:style>
    <style:style style:name="P2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style="normal" fo:font-weight="bold" officeooo:rsid="0028bfe9" officeooo:paragraph-rsid="0028bfe9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style="normal" fo:font-weight="normal" officeooo:rsid="002730df" officeooo:paragraph-rsid="002730df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style="normal" fo:font-weight="bold" officeooo:rsid="0028bfe9" officeooo:paragraph-rsid="0028bfe9" style:font-style-asian="normal" style:font-weight-asian="bold" style:font-style-complex="normal" style:font-weight-complex="bold"/>
    </style:style>
    <style:style style:name="P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style="normal" fo:font-weight="bold" officeooo:rsid="0028bfe9" officeooo:paragraph-rsid="0028bfe9" style:font-style-asian="normal" style:font-weight-asian="bold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style="normal" fo:font-weight="normal" officeooo:rsid="002aeca0" officeooo:paragraph-rsid="002aeca0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style="normal" officeooo:rsid="002c43da" officeooo:paragraph-rsid="002c43da" style:font-style-asian="normal" style:font-style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style="normal" fo:font-weight="bold" officeooo:rsid="0028bfe9" officeooo:paragraph-rsid="0028bfe9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Arial" fo:font-style="normal" fo:font-weight="normal" officeooo:rsid="003377e6" officeooo:paragraph-rsid="003377e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Arial" officeooo:rsid="00116870" officeooo:paragraph-rsid="001ff65f"/>
    </style:style>
    <style:style style:name="P36" style:family="paragraph" style:parent-style-name="Standard">
      <style:text-properties style:font-name="Arial" officeooo:rsid="003377e6" officeooo:paragraph-rsid="003377e6"/>
    </style:style>
    <style:style style:name="T1" style:family="text">
      <style:text-properties officeooo:rsid="0000714a"/>
    </style:style>
    <style:style style:name="T2" style:family="text">
      <style:text-properties officeooo:rsid="0001fd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48749" style:font-style-asian="italic" style:font-style-complex="italic"/>
    </style:style>
    <style:style style:name="T5" style:family="text">
      <style:text-properties fo:font-style="italic" fo:font-weight="normal" officeooo:rsid="002d0066" style:font-style-asian="italic" style:font-weight-asian="normal" style:font-style-complex="italic" style:font-weight-complex="normal"/>
    </style:style>
    <style:style style:name="T6" style:family="text">
      <style:text-properties officeooo:rsid="00101d94"/>
    </style:style>
    <style:style style:name="T7" style:family="text">
      <style:text-properties officeooo:rsid="0018dadf"/>
    </style:style>
    <style:style style:name="T8" style:family="text">
      <style:text-properties officeooo:rsid="001ff65f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f65f" style:font-style-asian="normal" style:font-style-complex="normal"/>
    </style:style>
    <style:style style:name="T11" style:family="text">
      <style:text-properties fo:font-style="normal" officeooo:rsid="002730df" style:font-style-asian="normal" style:font-style-complex="normal"/>
    </style:style>
    <style:style style:name="T12" style:family="text">
      <style:text-properties fo:font-style="normal" officeooo:rsid="0028bfe9" style:font-style-asian="normal" style:font-style-complex="normal"/>
    </style:style>
    <style:style style:name="T13" style:family="text">
      <style:text-properties fo:font-style="normal" officeooo:rsid="002aeca0" style:font-style-asian="normal" style:font-style-complex="normal"/>
    </style:style>
    <style:style style:name="T14" style:family="text">
      <style:text-properties officeooo:rsid="002158e9"/>
    </style:style>
    <style:style style:name="T15" style:family="text">
      <style:text-properties officeooo:rsid="00248749"/>
    </style:style>
    <style:style style:name="T16" style:family="text">
      <style:text-properties officeooo:rsid="0028bfe9"/>
    </style:style>
    <style:style style:name="T17" style:family="text">
      <style:text-properties officeooo:rsid="0028f45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d0066" style:font-weight-asian="normal" style:font-weight-complex="normal"/>
    </style:style>
    <style:style style:name="T20" style:family="text">
      <style:text-properties fo:font-weight="normal" officeooo:rsid="002ea1c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Fundamentação</text:span> Teóric<text:span text:style-name="T6">a</text:span></text:p>
      <text:p text:style-name="P1"/>
      <text:p text:style-name="P4">[Perícia Forense]</text:p>
      <text:p text:style-name="P5"><text:tab/>Perícia <text:span text:style-name="T3">In Vivo</text:span></text:p>
      <text:p text:style-name="P4"><text:tab/><text:tab/>Local de informática</text:p>
      <text:p text:style-name="P4"><text:tab/><text:tab/>Local de internet</text:p>
      <text:p text:style-name="P5"><text:tab/></text:p>
      <text:p text:style-name="P5"><text:tab/>Perícia <text:span text:style-name="T3">Post Mortem</text:span></text:p>
      <text:p text:style-name="P5"><text:span text:style-name="T3"><text:tab/><text:tab/></text:span><text:span text:style-name="T9">Midia de armazenamento</text:span></text:p>
      <text:p text:style-name="P9"><text:tab/></text:p>
      <text:p text:style-name="P5"><text:span text:style-name="T3"><text:tab/></text:span><text:span text:style-name="T9">Aparelho</text:span><text:span text:style-name="T10">s</text:span><text:span text:style-name="T9"> móve</text:span><text:span text:style-name="T10">is</text:span></text:p>
      <text:p text:style-name="P1"/>
      <text:p text:style-name="P1">[Aquisição/Coleta de Evidências] </text:p>
      <text:p text:style-name="P1"><text:tab/>Duplicação dos dados –<text:span text:style-name="T1"> criar midia espelho da midia investigada</text:span></text:p>
      <text:p text:style-name="P1"><text:tab/>Bloqueadores de escrita –<text:span text:style-name="T1"> impede modificações na midia investigada</text:span></text:p>
      <text:p text:style-name="P1"><text:tab/>Cadeia de custódia –<text:span text:style-name="T1"> histórico de ações sobre a evidência coletada</text:span></text:p>
      <text:p text:style-name="P1"><text:tab/><text:tab/></text:p>
      <text:p text:style-name="P1">[Exame/Identificação de Evidências]</text:p>
      <text:p text:style-name="P1"><text:tab/>Recuperação –<text:span text:style-name="T1"> apagados, fragmentados, etc.</text:span></text:p>
      <text:p text:style-name="P1"><text:tab/>Integridade –<text:span text:style-name="T1"> hash, md5</text:span></text:p>
      <text:p text:style-name="P1"><text:tab/>Indexação –<text:span text:style-name="T1"> relacionar arq com soft</text:span></text:p>
      <text:p text:style-name="P1"/>
      <text:p text:style-name="P1">[Análise/Avaliação de Evidências]</text:p>
      <text:p text:style-name="P1"><text:tab/>Legibilidade de arquivos –<text:span text:style-name="T1"> converter para formatos legiveis</text:span></text:p>
      <text:p text:style-name="P3"><text:tab/>Descompressão –<text:span text:style-name="T1"> zip, rar, etc.</text:span></text:p>
      <text:p text:style-name="P3"><text:tab/>Objetivação da investigação – busca em arquivos específicos <text:span text:style-name="T1">relacionados aos tópicos a serem investigados</text:span></text:p>
      <text:p text:style-name="P1"/>
      <text:p text:style-name="P6">[Apresentação de Evidências/Provas]</text:p>
      <text:p text:style-name="P6"><text:tab/>Laudo – claro e objetivo</text:p>
      <text:p text:style-name="P6"><text:tab/><text:span text:style-name="T2">Estrutura do laudo</text:span></text:p>
      <text:p text:style-name="P6"><text:tab/>Anexos – midias, arq, etc.</text:p>
      <text:p text:style-name="P6"/>
      <text:p text:style-name="P2"/>
      <text:p text:style-name="P2"/>
      <text:p text:style-name="P20"><text:span text:style-name="T6">Fundamentação</text:span> Teóric<text:span text:style-name="T6">a</text:span></text:p>
      <text:p text:style-name="P10"/>
      <text:p text:style-name="P15">1. [CONSIDERAÇÕES]</text:p>
      <text:p text:style-name="P10">O tema abordado neste trabalho se trata de um processo que é realizado perante os crimes e fraudes digitais cometidos todos os dias ao redor do mundo. Este processo, chamado de Perícia Forense Computacional, assim como todas as áreas de investigação criminal é extremamente complexo e deve ser minuciosamente exato. </text:p>
      <text:p text:style-name="P11">Diante da complexidade deste processo, há a necessidade de ambientar, teoricamente, o leitor para que o mesmo possa compreender todos e quaisquer termos e conceitos utilizados para a explicação do trabalho.</text:p>
      <text:p text:style-name="P11">A fundamentação teórica será apresentada em cinco partes, onde será abordada a Perícia Forense Computacional e seus processos de Coleta, Exame, Análise e Apresentação de Evidências e/ou Provas.</text:p>
      <text:p text:style-name="P10"/>
      <text:p text:style-name="P13"><text:span text:style-name="T16">2. </text:span>[PERICIA FORENSE]</text:p>
      <text:p text:style-name="P10">Quando um crime/<text:span text:style-name="T15">fraude digital</text:span> é cometido, <text:span text:style-name="T15">existem várias maneiras de conduzir a perícia, que depende da situação pós crime, isto é, os vestígios deixados para trás. Estas investigações comumente são realizadas não na origem, mas na vítima, assim como em crimes não-digitais, e podem ser perícias </text:span><text:span text:style-name="T4">In Vivo</text:span><text:span text:style-name="T15"> ou </text:span><text:span text:style-name="T4">Post Mortem</text:span><text:span text:style-name="T15">.</text:span></text:p>
      <text:p text:style-name="P12"/>
      <text:p text:style-name="P23"><text:span text:style-name="T16">2.1. </text:span>[<text:span text:style-name="T16">IN VIVO</text:span>]</text:p>
      <text:p text:style-name="P21">A perícia <text:span text:style-name="T3">In Vivo </text:span><text:span text:style-name="T11">é a investigação que ocorre lo</text:span><text:span text:style-name="T13">g</text:span><text:span text:style-name="T11">o após o crime ter sido cometido, onde as evidências presentes se encontram em estado volátil e devem ser coletadas </text:span><text:span text:style-name="T13">o mais rápido e precisamente possível, </text:span><text:span text:style-name="T11">sem desligar ou alterar o estado dos dispositivos.</text:span></text:p>
      <text:p text:style-name="P29"><text:span text:style-name="T12">2.1.1. </text:span><text:span text:style-name="T9">[LOCAL DO CRIME/AMBIENTE DE TI]</text:span></text:p>
      <text:p text:style-name="P27"/>
      <text:p text:style-name="P26"><text:span text:style-name="T12">2.1.2. </text:span><text:span text:style-name="T9">[LOCAL DE INTERNET/SITES]</text:span></text:p>
      <text:p text:style-name="P27"/>
      <text:p text:style-name="P24">2.2. [POST MORTEM]</text:p>
      <text:p text:style-name="P22">Em contrapartida, a perícia <text:span text:style-name="T3">Post Mortem</text:span><text:span text:style-name="T9"> é realizada após os peritos deixarem o local do crime, examinando as evidências estáticas como mídias de armazenamento e não importando o estado dos dispositivos. </text:span><text:span text:style-name="T13">Esta, normalmente, é a etapa que leva mais tempo.</text:span></text:p>
      <text:p text:style-name="P30">2.2.1. [MIDIA DE ARMAZENAMENTO]</text:p>
      <text:p text:style-name="P31">Uma mídia de armazenamento é um dispositivo que contém dados armazenados, seja ele um disco rígido ou mídias removíveis, como Pen Drives, CDs e DVDs.</text:p>
      <text:p text:style-name="P32"><text:span text:style-name="T18">Estas mídias, especificamente o disco rígido, são </text:span><text:span text:style-name="T19">as principais fontes de vestígios de um crime, já que são nelas que: </text:span><text:span text:style-name="T5">logs </text:span><text:span text:style-name="T19">de </text:span><text:span text:style-name="T5">Firewall</text:span><text:span text:style-name="T19">, Anti-virus, etc., portas de entrada (para ataques futuros), códigos maliciosos, ou qualquer arquivo relacionado ao ataque são armazenados. </text:span><text:span text:style-name="T20">Em outras palavras</text:span><text:span text:style-name="T19">, ao analisar uma mídia de armazenamento, o investigador poderá recuperar arquivos que o criminoso ten</text:span><text:span text:style-name="T20">tou esconder, por exemplo.</text:span></text:p>
      <text:p text:style-name="P32"><text:span text:style-name="T19"/></text:p>
      <text:p text:style-name="P25">2.3. [NOVOS PARADIGMAS]</text:p>
      <text:p text:style-name="P30">2.3.1. [APARELHOS MOVEIS]</text:p>
      <text:p text:style-name="P28"/>
      <text:p text:style-name="P19">3. [PROCESSO PERICIAL]</text:p>
      <text:p text:style-name="P34">Os procedimentos que um perito deve realizar são divididos em quatro etapas, sendo elas:</text:p>
      <text:p text:style-name="P14"/>
      <text:p text:style-name="P14"><text:span text:style-name="T16">3.1. [COLETA DE EVIDÊNCIAS]</text:span></text:p>
      <text:p text:style-name="P8"/>
      <text:p text:style-name="P36"><text:soft-page-break/>O primeiro procedimento realizado em uma perícia, logo após a chegada ao local, é a coleta de evidências. </text:p>
      <text:p text:style-name="P8"><text:span text:style-name="T8">O </text:span>processo de investigação de cibercrimes está se tornando cada vez mais complexo, isto porque a quantidade de dados gerados por tráfego de internet ou mesmo por aplicações locais está crescendo conforme as tecnologias evoluem. Quanto maior a quantidade de dados, maior o tempo que se leva para realizar uma perícia, visto que é necessário coletar e analisar ainda mais arquivos. <text:span text:style-name="T7">Além disto, a volatilidade do mundo digital dificulta tornar uma evidência confiável para ser utilizada como prova de um crime.</text:span></text:p>
      <text:p text:style-name="P7">Para que as evidências <text:span text:style-name="T14">coletadas</text:span> sejam tratadas corretamente a fim de se tornarem confiáveis, as mesmas passam por algumas técnicas e processos <text:span text:style-name="T14">que fazem parte da etapa de Coleta de Evidências </text:span>e serão <text:span text:style-name="T7">explorados</text:span> a seguir.</text:p>
      <text:p text:style-name="P7"/>
      <text:p text:style-name="P16">3.2. [EXAME DE EVIDÊNCIAS]</text:p>
      <text:p text:style-name="P17"/>
      <text:p text:style-name="P16">3.3. [ANÁLISE DE EVIDÊNCIAS]</text:p>
      <text:p text:style-name="P17"/>
      <text:p text:style-name="P16">3.4. [APRESENTAÇÃO DE PROVAS]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1:31:32.907519711</meta:creation-date>
    <dc:date>2017-11-13T16:36:03.043652951</dc:date>
    <meta:editing-duration>PT2H50M6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638" meta:character-count="4271" meta:non-whitespace-character-count="3645"/>
  </office:meta>
</office:document-meta>
</file>